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e7ca"/>
    </style:style>
    <style:style style:name="P2"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btr AB 10_G]] Betriebspraktikum; Arthur Benommen.</text:span></text:p>
      <text:p text:style-name="Standard"/>
      <text:p text:style-name="Standard">[102] 10_G/Gym: Bertha Bunte.</text:p>
      <text:p text:style-name="P1"><text:span text:style-name="T1">Bertha hat im Januar 2016 ein dreiwöchiges Betriebspraktikum in dem italienischen Restaurant La Taverna in Miesemoor und in der Küche des Waldorfkindergartens absolviert und dabei verschiedene Einblicke in Arbeit und Struktur dieses Berufszweiges bekommen sowie allgemein eine erste praktische Erfahrung im Berufsalltag machen können.</text:span></text:p>
      <text:p text:style-name="P1"><text:span text:style-name="T1">Sie hat sich dabei in sehr guter Weise in die Abläufe und kollegiale Abstimmung hineingefunden, so dass ihre Arbeitgeber sich äußerst zufrieden mit ihrem Engagement und ihren Lernerfolgen gezeigt haben. Sie wurde sogar gefragt, ob sie dauerhaft als Aushilfe dem Restaurant zur Verfügung stehen möchte.</text:span></text:p>
      <text:p text:style-name="P1"><text:span text:style-name="T1">Das Praktikum wurde auf 16 dicht gefüllten Textseiten und zusätzlich mit vielen informativen Fotos in einer sehr ordentlichen und schön gestalteten Mappe beschrieben und reflektiert, so dass ein sehr lebendiges und überzeugendes Bild von den beiden Teilen dieses Praktikums entsteht, über das sie auch auf dem Berichtsabend den Mitschülern, Eltern und Freunden berichtet hat. Insgesamt ist ein sehr erfreulicher Lernerfolg entstand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44:41.219059767</dc:date>
    <meta:editing-cycles>5</meta:editing-cycles>
    <meta:editing-duration>PT5M27S</meta:editing-duration>
    <meta:generator>LibreOffice/6.0.2.1$Linux_X86_64 LibreOffice_project/00m0$Build-1</meta:generator>
    <meta:document-statistic meta:table-count="0" meta:image-count="0" meta:object-count="0" meta:page-count="1" meta:paragraph-count="5" meta:word-count="160" meta:character-count="1150" meta:non-whitespace-character-count="995"/>
  </office:meta>
</office:document-meta>
</file>